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loext:padding="0.049cm" loext:border="0.06pt solid #e3e3e3"/>
    </style:style>
    <style:style style:name="P2" style:family="paragraph" style:parent-style-name="Standard">
      <style:text-properties officeooo:rsid="00172da0" officeooo:paragraph-rsid="00172da0"/>
    </style:style>
    <style:style style:name="P3" style:family="paragraph" style:parent-style-name="Text_20_body" style:list-style-name="L1">
      <style:paragraph-properties fo:margin-top="0cm" fo:margin-bottom="0cm" loext:contextual-spacing="false" fo:padding="0.049cm" fo:border="0.06pt solid #e3e3e3"/>
      <style:text-properties loext:padding="0.049cm" loext:border="0.06pt solid #e3e3e3"/>
    </style:style>
    <style:style style:name="P4" style:family="paragraph" style:parent-style-name="Text_20_body" style:list-style-name="L2">
      <style:paragraph-properties fo:margin-top="0cm" fo:margin-bottom="0cm" loext:contextual-spacing="false" fo:padding="0.049cm" fo:border="0.06pt solid #e3e3e3"/>
      <style:text-properties loext:padding="0.049cm" loext:border="0.06pt solid #e3e3e3"/>
    </style:style>
    <style:style style:name="P5" style:family="paragraph" style:parent-style-name="Text_20_body" style:list-style-name="L1">
      <style:paragraph-properties fo:margin-top="0cm" fo:margin-bottom="0cm" loext:contextual-spacing="false" fo:padding="0.049cm" fo:border="0.06pt solid #e3e3e3"/>
    </style:style>
    <style:style style:name="P6" style:family="paragraph" style:parent-style-name="Text_20_body" style:list-style-name="L2">
      <style:paragraph-properties fo:margin-top="0cm" fo:margin-bottom="0cm" loext:contextual-spacing="false" fo:padding="0.049cm" fo:border="0.06pt solid #e3e3e3"/>
    </style:style>
    <style:style style:name="P7" style:family="paragraph" style:parent-style-name="Text_20_body">
      <style:paragraph-properties fo:padding="0.049cm" fo:border="0.06pt solid #e3e3e3"/>
    </style:style>
    <style:style style:name="P8" style:family="paragraph" style:parent-style-name="Text_20_body" style:list-style-name="L1">
      <style:paragraph-properties fo:padding="0.049cm" fo:border="0.06pt solid #e3e3e3"/>
    </style:style>
    <style:style style:name="P9" style:family="paragraph" style:parent-style-name="Text_20_body" style:list-style-name="L1">
      <style:paragraph-properties fo:padding="0.049cm" fo:border="0.06pt solid #e3e3e3"/>
      <style:text-properties officeooo:paragraph-rsid="00172da0"/>
    </style:style>
    <style:style style:name="P10" style:family="paragraph" style:parent-style-name="Text_20_body" style:list-style-name="L1">
      <style:paragraph-properties fo:padding="0.049cm" fo:border="0.06pt solid #e3e3e3"/>
      <style:text-properties loext:padding="0.049cm" loext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72da0" loext:padding="0.049cm" loext:border="0.06pt solid #e3e3e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2-2 분석</text:p>
      <text:p text:style-name="P2"/>
      <text:section text:style-name="Sect1" text:name="plasmo-shadow-container">
        <text:section text:style-name="Sect1" text:name="plasmo-inline">
          <text:list xml:id="list2851719197" text:style-name="L1">
            <text:list-item>
              <text:p text:style-name="P9"><text:span text:style-name="Strong_20_Emphasis"><text:span text:style-name="T2">echo</text:span></text:span><text:span text:style-name="Strong_20_Emphasis"><text:span text:style-name="T1">_client.c</text:span></text:span><text:span text:style-name="T1">:</text:span></text:p>
              <text:list>
                <text:list-item>
                  <text:p text:style-name="P3">프로토콜: TCP(SOCK_STREAM)</text:p>
                </text:list-item>
                <text:list-item>
                  <text:p text:style-name="P5"><text:span text:style-name="Source_20_Text"><text:span text:style-name="T1">socket()</text:span></text:span><text:span text:style-name="T1">, </text:span><text:span text:style-name="Source_20_Text"><text:span text:style-name="T1">connect()</text:span></text:span><text:span text:style-name="T1">, </text:span><text:span text:style-name="Source_20_Text"><text:span text:style-name="T1">write()</text:span></text:span><text:span text:style-name="T1">, </text:span><text:span text:style-name="Source_20_Text"><text:span text:style-name="T1">read()</text:span></text:span><text:span text:style-name="T1">를 사용하여 통신합니다.</text:span></text:p>
                </text:list-item>
                <text:list-item>
                  <text:p text:style-name="P5"><text:span text:style-name="Source_20_Text"><text:span text:style-name="T1">connect()</text:span></text:span><text:span text:style-name="T1"> 함수가 호출되어 서버와 연결을 설정합니다.</text:span></text:p>
                </text:list-item>
                <text:list-item>
                  <text:p text:style-name="P5"><text:span text:style-name="T1">통신은 스트림 기반이므로 지속적인 스트림으로 메시지를 보내고 받습니다.</text:span></text:p>
                </text:list-item>
              </text:list>
            </text:list-item>
            <text:list-item>
              <text:p text:style-name="P8"><text:span text:style-name="Strong_20_Emphasis"><text:span text:style-name="T1">uecho_client.c</text:span></text:span><text:span text:style-name="T1">:</text:span></text:p>
              <text:list>
                <text:list-item>
                  <text:p text:style-name="P3">프로토콜: UDP(SOCK_DGRAM)</text:p>
                </text:list-item>
                <text:list-item>
                  <text:p text:style-name="P5"><text:span text:style-name="Source_20_Text"><text:span text:style-name="T1">socket()</text:span></text:span><text:span text:style-name="T1">, </text:span><text:span text:style-name="Source_20_Text"><text:span text:style-name="T1">sendto()</text:span></text:span><text:span text:style-name="T1">, </text:span><text:span text:style-name="Source_20_Text"><text:span text:style-name="T1">recvfrom()</text:span></text:span><text:span text:style-name="T1">을 사용하여 통신합니다.</text:span></text:p>
                </text:list-item>
                <text:list-item>
                  <text:p text:style-name="P3">UDP는 연결이 없으므로 서버와 연결을 설정하지 않습니다.</text:p>
                </text:list-item>
                <text:list-item>
                  <text:p text:style-name="P3">메시지는 개별 패킷으로 전송 및 수신됩니다.</text:p>
                </text:list-item>
              </text:list>
            </text:list-item>
            <text:list-item>
              <text:p text:style-name="P8"><text:span text:style-name="Strong_20_Emphasis"><text:span text:style-name="T1">uecho_con_client.c</text:span></text:span><text:span text:style-name="T1">:</text:span></text:p>
              <text:list>
                <text:list-item>
                  <text:p text:style-name="P3">프로토콜: UDP(SOCK_DGRAM)</text:p>
                </text:list-item>
                <text:list-item>
                  <text:p text:style-name="P5"><text:span text:style-name="T1">TCP 클라이언트와 유사하게 </text:span><text:span text:style-name="Source_20_Text"><text:span text:style-name="T1">socket()</text:span></text:span><text:span text:style-name="T1">, </text:span><text:span text:style-name="Source_20_Text"><text:span text:style-name="T1">connect()</text:span></text:span><text:span text:style-name="T1">, </text:span><text:span text:style-name="Source_20_Text"><text:span text:style-name="T1">write()</text:span></text:span><text:span text:style-name="T1">, </text:span><text:span text:style-name="Source_20_Text"><text:span text:style-name="T1">read()</text:span></text:span><text:span text:style-name="T1">를 사용하여 통신합니다.</text:span></text:p>
                </text:list-item>
                <text:list-item>
                  <text:p text:style-name="P5"><text:span text:style-name="T1">일반적인 UDP 클라이언트와 달리 이 클라이언트는 </text:span><text:span text:style-name="Source_20_Text"><text:span text:style-name="T1">connect()</text:span></text:span><text:span text:style-name="T1">를 호출합니다. 이는 TCP와 같은 실제 연결을 설정하지는 않지만 </text:span><text:span text:style-name="Source_20_Text"><text:span text:style-name="T1">send()</text:span></text:span><text:span text:style-name="T1"> 및 </text:span><text:span text:style-name="Source_20_Text"><text:span text:style-name="T1">recv()</text:span></text:span><text:span text:style-name="T1">에 대한 기본 서버 주소를 설정하고 서버는 이 클라이언트로부터만 메시지를 수신합니다.</text:span></text:p>
                </text:list-item>
                <text:list-item>
                  <text:p text:style-name="P5"><text:span text:style-name="T1">UDP를 사용하지만 </text:span><text:span text:style-name="Source_20_Text"><text:span text:style-name="T1">connect()</text:span></text:span><text:span text:style-name="T1"> 함수는 </text:span><text:span text:style-name="Source_20_Text"><text:span text:style-name="T1">sendto()</text:span></text:span><text:span text:style-name="T1"> 및 </text:span><text:span text:style-name="Source_20_Text"><text:span text:style-name="T1">recvfrom()</text:span></text:span><text:span text:style-name="T1"> 대신 </text:span><text:span text:style-name="Source_20_Text"><text:span text:style-name="T1">write()</text:span></text:span><text:span text:style-name="T1"> 및 </text:span><text:span text:style-name="Source_20_Text"><text:span text:style-name="T1">read()</text:span></text:span><text:span text:style-name="T1">를 허용하여 코드를 단순화합니다.</text:span></text:p>
                </text:list-item>
                <text:list-item>
                  <text:p text:style-name="P10">기본적으로 이는 연결 지향 동작을 시뮬레이션하는 UDP 클라이언트입니다.</text:p>
                </text:list-item>
              </text:list>
            </text:list-item>
          </text:list>
          <text:p text:style-name="P7"><text:span text:style-name="Strong_20_Emphasis"><text:span text:style-name="T1">주요 차이점</text:span></text:span><text:span text:style-name="T1">:</text:span></text:p>
          <text:list xml:id="list1602268434" text:style-name="L2">
            <text:list-item>
              <text:p text:style-name="P6"><text:span text:style-name="Source_20_Text"><text:span text:style-name="T1">echo_client.c</text:span></text:span><text:span text:style-name="T1">와 다른 두 가지(</text:span><text:span text:style-name="Source_20_Text"><text:span text:style-name="T1">uecho_client.c</text:span></text:span><text:span text:style-name="T1"> 및 </text:span><text:span text:style-name="Source_20_Text"><text:span text:style-name="T1">uecho_con_client.c</text:span></text:span><text:span text:style-name="T1">)의 주요 차이점은 사용되는 전송 프로토콜입니다. </text:span><text:span text:style-name="Source_20_Text"><text:span text:style-name="T1">echo_client.c</text:span></text:span><text:span text:style-name="T1">는 지속적인 연결이 필요한 TCP 클라이언트인 반면, 나머지 두 개는 지속적인 연결이 필요하지 않은 UDP 클라이언트입니다.</text:span></text:p>
            </text:list-item>
          </text:list>
          <text:p text:style-name="P7"><text:span text:style-name="T1">​​</text:span></text:p>
        </text:section>
      </text:section>
      <text:p text:style-name="P1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3T17:38:23.751617146</meta:creation-date>
    <dc:date>2024-04-23T17:45:32.997588210</dc:date>
    <meta:editing-duration>PT7M9S</meta:editing-duration>
    <meta:editing-cycles>1</meta:editing-cycles>
    <meta:document-statistic meta:table-count="0" meta:image-count="0" meta:object-count="0" meta:page-count="2" meta:paragraph-count="20" meta:word-count="431" meta:character-count="863" meta:non-whitespace-character-count="743"/>
    <meta:generator>LibreOffice/6.4.7.2$Linux_X86_64 LibreOffice_project/40$Build-2</meta:generator>
  </office:meta>
</office:document-meta>
</file>